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543in"/>
    </style:style>
    <style:style style:name="co16" style:family="table-column">
      <style:table-column-properties fo:break-before="auto" style:column-width="0.6217in"/>
    </style:style>
    <style:style style:name="co17" style:family="table-column">
      <style:table-column-properties fo:break-before="auto" style:column-width="0.5465in"/>
    </style:style>
    <style:style style:name="co18" style:family="table-column">
      <style:table-column-properties fo:break-before="auto" style:column-width="0.4398in"/>
    </style:style>
    <style:style style:name="co19" style:family="table-column">
      <style:table-column-properties fo:break-before="auto" style:column-width="0.4929in"/>
    </style:style>
    <style:style style:name="co20" style:family="table-column">
      <style:table-column-properties fo:break-before="auto" style:column-width="0.5146in"/>
    </style:style>
    <style:style style:name="co21" style:family="table-column">
      <style:table-column-properties fo:break-before="auto" style:column-width="0.4819in"/>
    </style:style>
    <style:style style:name="co22" style:family="table-column">
      <style:table-column-properties fo:break-before="auto" style:column-width="0.4071in"/>
    </style:style>
    <style:style style:name="co23" style:family="table-column">
      <style:table-column-properties fo:break-before="auto" style:column-width="1.7366in"/>
    </style:style>
    <style:style style:name="co24" style:family="table-column">
      <style:table-column-properties fo:break-before="auto" style:column-width="1.8118in"/>
    </style:style>
    <style:style style:name="co25" style:family="table-column">
      <style:table-column-properties fo:break-before="auto" style:column-width="1.4472in"/>
    </style:style>
    <style:style style:name="co26" style:family="table-column">
      <style:table-column-properties fo:break-before="auto" style:column-width="0.4181in"/>
    </style:style>
    <style:style style:name="co27" style:family="table-column">
      <style:table-column-properties fo:break-before="auto" style:column-width="0.653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77"/>
        <table:table-column table:style-name="co7" table:default-cell-style-name="Default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Default"/>
        <table:table-column table:style-name="co14" table:number-columns-repeated="1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1" office:value-type="string" calcext:value-type="string">
            <text:p>Han Solo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3" calcext:value-type="float">
            <text:p>3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0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0"/>
          <table:covered-table-cell table:number-columns-repeated="2"/>
          <table:covered-table-cell table:number-columns-repeated="6" table:style-name="ce50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Han Solo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4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4" office:value-type="string" calcext:value-type="string">
            <text:p>Raw</text:p>
          </table:table-cell>
          <table:table-cell table:style-name="ce54" office:value-type="string" calcext:value-type="string">
            <text:p>Percent</text:p>
          </table:table-cell>
          <table:table-cell table:style-name="ce54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35" calcext:value-type="float">
            <text:p>135</text:p>
          </table:table-cell>
          <table:table-cell table:style-name="ce31" table:formula="of:=QUOTIENT(PRODUCT(ORG.LIBREOFFICE.RAWSUBTRACT([.D402];60);5);12)" office:value-type="float" office:value="31" calcext:value-type="float">
            <text:p>31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6" office:value-type="string" calcext:value-type="string" table:number-columns-spanned="2" table:number-rows-spanned="1">
            <text:p>Anger</text:p>
          </table:table-cell>
          <table:covered-table-cell table:style-name="ce67"/>
          <table:table-cell table:style-name="ce5" table:formula="of:=SUM([.AP27]+[.AP48]+[.AP97]+[.AP133]+[.AP168]+[.AP193]+[.AP214]+[.AP228]+[.AP261]+[.AP300])" office:value-type="float" office:value="20" calcext:value-type="float">
            <text:p>20</text:p>
          </table:table-cell>
          <table:table-cell table:style-name="ce5" table:formula="of:=QUOTIENT(PRODUCT(5;ORG.LIBREOFFICE.RAWSUBTRACT( [.D403];10));2)" office:value-type="float" office:value="25" calcext:value-type="float">
            <text:p>25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6" office:value-type="string" calcext:value-type="string" table:number-columns-spanned="2" table:number-rows-spanned="1">
            <text:p>Anxiety</text:p>
          </table:table-cell>
          <table:covered-table-cell table:style-name="ce67"/>
          <table:table-cell table:style-name="ce5" table:formula="of:=SUM([.AP14]+[.AP40]+[.AP67]+[.AP102]+[.AP130]+[.AP180]+[.AP202]+[.AP236]+[.AP262]+[.AP288])" office:value-type="float" office:value="20" calcext:value-type="float">
            <text:p>20</text:p>
          </table:table-cell>
          <table:table-cell table:style-name="ce5" table:formula="of:=QUOTIENT(PRODUCT(5;ORG.LIBREOFFICE.RAWSUBTRACT( [.D404];10));2)" office:value-type="float" office:value="25" calcext:value-type="float">
            <text:p>25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6" office:value-type="string" calcext:value-type="string" table:number-columns-spanned="2" table:number-rows-spanned="1">
            <text:p>Depression</text:p>
          </table:table-cell>
          <table:covered-table-cell table:style-name="ce67"/>
          <table:table-cell table:style-name="ce5" table:formula="of:=SUM([.AP11]+[.AP30]+[.AP78]+[.AP132]+[.AP166]+[.AP196]+[.AP209]+[.AP225]+[.AP246]+[.AP281])" office:value-type="float" office:value="20" calcext:value-type="float">
            <text:p>20</text:p>
          </table:table-cell>
          <table:table-cell table:style-name="ce5" table:formula="of:=QUOTIENT(PRODUCT(5;ORG.LIBREOFFICE.RAWSUBTRACT( [.D405];10));2)" office:value-type="float" office:value="25" calcext:value-type="float">
            <text:p>2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6" office:value-type="string" calcext:value-type="string" table:number-columns-spanned="2" table:number-rows-spanned="1">
            <text:p>Immoderation</text:p>
          </table:table-cell>
          <table:covered-table-cell table:style-name="ce67"/>
          <table:table-cell table:style-name="ce5" table:formula="of:=SUM([.AP12]+[.AP49]+[.AP73]+[.AP88]+[.AP111]+[.AP145]+[.AP159]+[.AP204]+[.AP280]+[.AP254])" office:value-type="float" office:value="29" calcext:value-type="float">
            <text:p>29</text:p>
          </table:table-cell>
          <table:table-cell table:style-name="ce5" table:formula="of:=QUOTIENT(PRODUCT(5;ORG.LIBREOFFICE.RAWSUBTRACT( [.D406];10));2)" office:value-type="float" office:value="47" calcext:value-type="float">
            <text:p>47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6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2" calcext:value-type="float">
            <text:p>22</text:p>
          </table:table-cell>
          <table:table-cell table:style-name="ce5" table:formula="of:=QUOTIENT(PRODUCT(5;ORG.LIBREOFFICE.RAWSUBTRACT( [.D407];10));2)" office:value-type="float" office:value="30" calcext:value-type="float">
            <text:p>30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6" office:value-type="string" calcext:value-type="string" table:number-columns-spanned="2" table:number-rows-spanned="1">
            <text:p>Vulnerability</text:p>
          </table:table-cell>
          <table:covered-table-cell table:style-name="ce67"/>
          <table:table-cell table:style-name="ce5" table:formula="of:=SUM([.AP7]+[.AP24]+[.AP57]+[.AP71]+[.AP192]+[.AP208]+[.AP218]+[.AP251]+[.AP290]+[.AP302])" office:value-type="float" office:value="24" calcext:value-type="float">
            <text:p>24</text:p>
          </table:table-cell>
          <table:table-cell table:style-name="ce5" table:formula="of:=QUOTIENT(PRODUCT(5;ORG.LIBREOFFICE.RAWSUBTRACT( [.D408];10));2)" office:value-type="float" office:value="35" calcext:value-type="float">
            <text:p>35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224" calcext:value-type="float">
            <text:p>224</text:p>
          </table:table-cell>
          <table:table-cell table:style-name="ce31" table:formula="of:=QUOTIENT(PRODUCT(ORG.LIBREOFFICE.RAWSUBTRACT([.D410];60);5);12)" office:value-type="float" office:value="68" calcext:value-type="float">
            <text:p>68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6" office:value-type="string" calcext:value-type="string" table:number-columns-spanned="2" table:number-rows-spanned="1">
            <text:p>Activity-Level</text:p>
          </table:table-cell>
          <table:covered-table-cell table:style-name="ce67"/>
          <table:table-cell table:style-name="ce5" table:formula="of:=SUM([.AP18]+[.AP50]+[.AP80]+[.AP96]+[.AP112]+[.AP129]+[.AP171]+[.AP212]+[.AP260]+[.AP287])" office:value-type="float" office:value="32" calcext:value-type="float">
            <text:p>32</text:p>
          </table:table-cell>
          <table:table-cell table:style-name="ce5" table:formula="of:=QUOTIENT(PRODUCT(5;ORG.LIBREOFFICE.RAWSUBTRACT( [.D411];10));2)" office:value-type="float" office:value="55" calcext:value-type="float">
            <text:p>55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6" office:value-type="string" calcext:value-type="string" table:number-columns-spanned="2" table:number-rows-spanned="1">
            <text:p>Assertiveness</text:p>
          </table:table-cell>
          <table:covered-table-cell table:style-name="ce67"/>
          <table:table-cell table:style-name="ce5" table:formula="of:=SUM([.AP55]+[.AP72]+[.AP86]+[.AP106]+[.AP122]+[.AP136]+[.AP182]+[.AP220]+[.AP268]+[.AP285])" office:value-type="float" office:value="36" calcext:value-type="float">
            <text:p>36</text:p>
          </table:table-cell>
          <table:table-cell table:style-name="ce5" table:formula="of:=QUOTIENT(PRODUCT(5;ORG.LIBREOFFICE.RAWSUBTRACT( [.D412];10));2)" office:value-type="float" office:value="65" calcext:value-type="float">
            <text:p>65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6" office:value-type="string" calcext:value-type="string" table:number-columns-spanned="2" table:number-rows-spanned="1">
            <text:p>Cheerfulness</text:p>
          </table:table-cell>
          <table:covered-table-cell table:style-name="ce67"/>
          <table:table-cell table:style-name="ce5" table:formula="of:=SUM([.AP5]+[.AP38]+[.AP69]+[.AP84]+[.AP104]+[.AP135]+[.AP151]+[.AP223]+[.AP245]+[.AP264])" office:value-type="float" office:value="40" calcext:value-type="float">
            <text:p>40</text:p>
          </table:table-cell>
          <table:table-cell table:style-name="ce5" table:formula="of:=QUOTIENT(PRODUCT(5;ORG.LIBREOFFICE.RAWSUBTRACT( [.D413];10));2)" office:value-type="float" office:value="75" calcext:value-type="float">
            <text:p>75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6" office:value-type="string" calcext:value-type="string" table:number-columns-spanned="2" table:number-rows-spanned="1">
            <text:p>Excitement-Seeking</text:p>
          </table:table-cell>
          <table:covered-table-cell table:style-name="ce67"/>
          <table:table-cell table:style-name="ce5" table:formula="of:=SUM([.AP13]+[.AP32]+[.AP53]+[.AP94]+[.AP150]+[.AP179]+[.AP213]+[.AP227]+[.AP270]+[.AP296])" office:value-type="float" office:value="40" calcext:value-type="float">
            <text:p>40</text:p>
          </table:table-cell>
          <table:table-cell table:style-name="ce5" table:formula="of:=QUOTIENT(PRODUCT(5;ORG.LIBREOFFICE.RAWSUBTRACT( [.D414];10));2)" office:value-type="float" office:value="75" calcext:value-type="float">
            <text:p>75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6" office:value-type="string" calcext:value-type="string" table:number-columns-spanned="2" table:number-rows-spanned="1">
            <text:p>Friendliness</text:p>
          </table:table-cell>
          <table:covered-table-cell table:style-name="ce67"/>
          <table:table-cell table:style-name="ce5" table:formula="of:=SUM([.AP26]+[.AP47]+[.AP64]+[.AP87]+[.AP140]+[.AP153]+[.AP188]+[.AP250]+[.AP269]+[.AP289])" office:value-type="float" office:value="40" calcext:value-type="float">
            <text:p>40</text:p>
          </table:table-cell>
          <table:table-cell table:style-name="ce5" table:formula="of:=QUOTIENT(PRODUCT(5;ORG.LIBREOFFICE.RAWSUBTRACT( [.D415];10));2)" office:value-type="float" office:value="75" calcext:value-type="float">
            <text:p>7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6" office:value-type="string" calcext:value-type="string" table:number-columns-spanned="2" table:number-rows-spanned="1">
            <text:p>Gregariousness</text:p>
          </table:table-cell>
          <table:covered-table-cell table:style-name="ce67"/>
          <table:table-cell table:style-name="ce5" table:formula="of:=SUM([.AP25]+[.AP61]+[.AP113]+[.AP147]+[.AP164]+[.AP187]+[.AP211]+[.AP243]+[.AP272]+[.AP292])" office:value-type="float" office:value="36" calcext:value-type="float">
            <text:p>36</text:p>
          </table:table-cell>
          <table:table-cell table:style-name="ce5" table:formula="of:=QUOTIENT(PRODUCT(5;ORG.LIBREOFFICE.RAWSUBTRACT( [.D416];10));2)" office:value-type="float" office:value="65" calcext:value-type="float">
            <text:p>65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19:.D424])" office:value-type="float" office:value="178" calcext:value-type="float">
            <text:p>178</text:p>
          </table:table-cell>
          <table:table-cell table:style-name="ce31" table:formula="of:=QUOTIENT(PRODUCT(ORG.LIBREOFFICE.RAWSUBTRACT([.D418];60);5);12)" office:value-type="float" office:value="49" calcext:value-type="float">
            <text:p>49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6" office:value-type="string" calcext:value-type="string" table:number-columns-spanned="2" table:number-rows-spanned="1">
            <text:p>Adventurousness</text:p>
          </table:table-cell>
          <table:covered-table-cell table:style-name="ce67"/>
          <table:table-cell table:style-name="ce5" table:formula="of:=SUM([.AP28]+[.AP45]+[.AP103]+[.AP120]+[.AP137]+[.AP152]+[.AP173]+[.AP221]+[.AP248]+[.AP294])" office:value-type="float" office:value="32" calcext:value-type="float">
            <text:p>32</text:p>
          </table:table-cell>
          <table:table-cell table:style-name="ce5" table:formula="of:=QUOTIENT(PRODUCT(5;ORG.LIBREOFFICE.RAWSUBTRACT( [.D419];10));2)" office:value-type="float" office:value="55" calcext:value-type="float">
            <text:p>55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6" office:value-type="string" calcext:value-type="string" table:number-columns-spanned="2" table:number-rows-spanned="1">
            <text:p>Aesthetic Appreciation</text:p>
          </table:table-cell>
          <table:covered-table-cell table:style-name="ce67"/>
          <table:table-cell table:style-name="ce5" table:formula="of:=SUM([.AP22]+[.AP52]+[.AP98]+[.AP126]+[.AP144]+[.AP176]+[.AP195]+[.AP226]+[.AP252]+[.AP265])" office:value-type="float" office:value="29" calcext:value-type="float">
            <text:p>29</text:p>
          </table:table-cell>
          <table:table-cell table:style-name="ce5" table:formula="of:=QUOTIENT(PRODUCT(5;ORG.LIBREOFFICE.RAWSUBTRACT( [.D420];10));2)" office:value-type="float" office:value="47" calcext:value-type="float">
            <text:p>47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6" office:value-type="string" calcext:value-type="string" table:number-columns-spanned="2" table:number-rows-spanned="1">
            <text:p>Emotionality</text:p>
          </table:table-cell>
          <table:covered-table-cell table:style-name="ce67"/>
          <table:table-cell table:style-name="ce5" table:formula="of:=SUM([.AP29]+[.AP59]+[.AP105]+[.AP124]+[.AP148]+[.AP181]+[.AP200]+[.AP219]+[.AP233]+[.AP244])" office:value-type="float" office:value="28" calcext:value-type="float">
            <text:p>28</text:p>
          </table:table-cell>
          <table:table-cell table:style-name="ce5" table:formula="of:=QUOTIENT(PRODUCT(5;ORG.LIBREOFFICE.RAWSUBTRACT( [.D421];10));2)" office:value-type="float" office:value="45" calcext:value-type="float">
            <text:p>45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6" office:value-type="string" calcext:value-type="string" table:number-columns-spanned="2" table:number-rows-spanned="1">
            <text:p>Imagination</text:p>
          </table:table-cell>
          <table:covered-table-cell table:style-name="ce67"/>
          <table:table-cell table:style-name="ce5" table:formula="of:=SUM([.AP41]+[.AP77]+[.AP114]+[.AP158]+[.AP186]+[.AP206]+[.AP224]+[.AP258]+[.AP275]+[.AP293])" office:value-type="float" office:value="30" calcext:value-type="float">
            <text:p>30</text:p>
          </table:table-cell>
          <table:table-cell table:style-name="ce5" table:formula="of:=QUOTIENT(PRODUCT(5;ORG.LIBREOFFICE.RAWSUBTRACT( [.D422];10));2)" office:value-type="float" office:value="50" calcext:value-type="float">
            <text:p>50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6" office:value-type="string" calcext:value-type="string" table:number-columns-spanned="2" table:number-rows-spanned="1">
            <text:p>Intellect</text:p>
          </table:table-cell>
          <table:covered-table-cell table:style-name="ce67"/>
          <table:table-cell table:style-name="ce5" table:formula="of:=SUM([.AP16]+[.AP44]+[.AP66]+[.AP110]+[.AP143]+[.AP163]+[.AP199]+[.AP232]+[.AP256]+[.AP282])" office:value-type="float" office:value="22" calcext:value-type="float">
            <text:p>22</text:p>
          </table:table-cell>
          <table:table-cell table:style-name="ce5" table:formula="of:=QUOTIENT(PRODUCT(5;ORG.LIBREOFFICE.RAWSUBTRACT( [.D423];10));2)" office:value-type="float" office:value="30" calcext:value-type="float">
            <text:p>30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6" office:value-type="string" calcext:value-type="string" table:number-columns-spanned="2" table:number-rows-spanned="1">
            <text:p>Liberalism</text:p>
          </table:table-cell>
          <table:covered-table-cell table:style-name="ce67"/>
          <table:table-cell table:style-name="ce5" table:formula="of:=SUM([.AP6]+[.AP37]+[.AP60]+[.AP99]+[.AP116]+[.AP160]+[.AP210]+[.AP240]+[.AP274]+[.AP301])" office:value-type="float" office:value="37" calcext:value-type="float">
            <text:p>37</text:p>
          </table:table-cell>
          <table:table-cell table:style-name="ce5" table:formula="of:=QUOTIENT(PRODUCT(5;ORG.LIBREOFFICE.RAWSUBTRACT( [.D424];10));2)" office:value-type="float" office:value="67" calcext:value-type="float">
            <text:p>67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6"/>
          <table:table-cell table:style-name="ce67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9"/>
          <table:table-cell table:style-name="ce32" table:formula="of:=SUM([.D427:.D432])" office:value-type="float" office:value="184" calcext:value-type="float">
            <text:p>184</text:p>
          </table:table-cell>
          <table:table-cell table:style-name="ce31" table:formula="of:=QUOTIENT(PRODUCT(ORG.LIBREOFFICE.RAWSUBTRACT([.D426];60);5);12)" office:value-type="float" office:value="51" calcext:value-type="float">
            <text:p>51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6" office:value-type="string" calcext:value-type="string" table:number-columns-spanned="2" table:number-rows-spanned="1">
            <text:p>Altruism</text:p>
          </table:table-cell>
          <table:covered-table-cell table:style-name="ce67"/>
          <table:table-cell table:style-name="ce5" table:formula="of:=SUM([.AP15]+[.AP34]+[.AP56]+[.AP74]+[.AP90]+[.AP146]+[.AP177]+[.AP198]+[.AP239]+[.AP291])" office:value-type="float" office:value="38" calcext:value-type="float">
            <text:p>38</text:p>
          </table:table-cell>
          <table:table-cell table:style-name="ce5" table:formula="of:=QUOTIENT(PRODUCT(5;ORG.LIBREOFFICE.RAWSUBTRACT( [.D427];10));2)" office:value-type="float" office:value="70" calcext:value-type="float">
            <text:p>70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6" office:value-type="string" calcext:value-type="string" table:number-columns-spanned="2" table:number-rows-spanned="1">
            <text:p>Cooperation</text:p>
          </table:table-cell>
          <table:covered-table-cell table:style-name="ce67"/>
          <table:table-cell table:style-name="ce5" table:formula="of:=SUM([.AP51]+[.AP76]+[.AP101]+[.AP123]+[.AP142]+[.AP170]+[.AP184]+[.AP231]+[.AP249]+[.AP276])" office:value-type="float" office:value="30" calcext:value-type="float">
            <text:p>30</text:p>
          </table:table-cell>
          <table:table-cell table:style-name="ce5" table:formula="of:=QUOTIENT(PRODUCT(5;ORG.LIBREOFFICE.RAWSUBTRACT( [.D428];10));2)" office:value-type="float" office:value="50" calcext:value-type="float">
            <text:p>50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6" office:value-type="string" calcext:value-type="string" table:number-columns-spanned="2" table:number-rows-spanned="1">
            <text:p>Modesty/Humility</text:p>
          </table:table-cell>
          <table:covered-table-cell table:style-name="ce67"/>
          <table:table-cell table:style-name="ce5" table:formula="of:=SUM([.AP8]+[.AP58]+[.AP85]+[.AP131]+[.AP156]+[.AP178]+[.AP205]+[.AP234]+[.AP267]+[.AP286])" office:value-type="float" office:value="26" calcext:value-type="float">
            <text:p>26</text:p>
          </table:table-cell>
          <table:table-cell table:style-name="ce5" table:formula="of:=QUOTIENT(PRODUCT(5;ORG.LIBREOFFICE.RAWSUBTRACT( [.D429];10));2)" office:value-type="float" office:value="40" calcext:value-type="float">
            <text:p>40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6" office:value-type="string" calcext:value-type="string" table:number-columns-spanned="2" table:number-rows-spanned="1">
            <text:p>Morality</text:p>
          </table:table-cell>
          <table:covered-table-cell table:style-name="ce67"/>
          <table:table-cell table:style-name="ce5" table:formula="of:=SUM([.AP10]+[.AP39]+[.AP68]+[.AP91]+[.AP125]+[.AP149]+[.AP161]+[.AP229]+[.AP263]+[.AP284])" office:value-type="float" office:value="30" calcext:value-type="float">
            <text:p>30</text:p>
          </table:table-cell>
          <table:table-cell table:style-name="ce5" table:formula="of:=QUOTIENT(PRODUCT(5;ORG.LIBREOFFICE.RAWSUBTRACT( [.D430];10));2)" office:value-type="float" office:value="50" calcext:value-type="float">
            <text:p>50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6" office:value-type="string" calcext:value-type="string" table:number-columns-spanned="2" table:number-rows-spanned="1">
            <text:p>Sympathy</text:p>
          </table:table-cell>
          <table:covered-table-cell table:style-name="ce67"/>
          <table:table-cell table:style-name="ce5" table:formula="of:=SUM([.AP54]+[.AP83]+[.AP121]+[.AP141]+[.AP165]+[.AP183]+[.AP201]+[.AP216]+[.AP271]+[.AP303])" office:value-type="float" office:value="30" calcext:value-type="float">
            <text:p>30</text:p>
          </table:table-cell>
          <table:table-cell table:style-name="ce5" table:formula="of:=QUOTIENT(PRODUCT(5;ORG.LIBREOFFICE.RAWSUBTRACT( [.D431];10));2)" office:value-type="float" office:value="50" calcext:value-type="float">
            <text:p>50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6" office:value-type="string" calcext:value-type="string" table:number-columns-spanned="2" table:number-rows-spanned="1">
            <text:p>Trust</text:p>
          </table:table-cell>
          <table:covered-table-cell table:style-name="ce67"/>
          <table:table-cell table:style-name="ce5" table:formula="of:=SUM([.AP19]+[.AP42]+[.AP65]+[.AP89]+[.AP127]+[.AP167]+[.AP203]+[.AP230]+[.AP255]+[.AP283])" office:value-type="float" office:value="30" calcext:value-type="float">
            <text:p>30</text:p>
          </table:table-cell>
          <table:table-cell table:style-name="ce5" table:formula="of:=QUOTIENT(PRODUCT(5;ORG.LIBREOFFICE.RAWSUBTRACT( [.D432];10));2)" office:value-type="float" office:value="50" calcext:value-type="float">
            <text:p>50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6"/>
          <table:table-cell table:style-name="ce67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35:.D440])" office:value-type="float" office:value="188" calcext:value-type="float">
            <text:p>188</text:p>
          </table:table-cell>
          <table:table-cell table:style-name="ce31" table:formula="of:=QUOTIENT(PRODUCT(ORG.LIBREOFFICE.RAWSUBTRACT([.D434];60);5);12)" office:value-type="float" office:value="53" calcext:value-type="float">
            <text:p>53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6" office:value-type="string" calcext:value-type="string" table:number-columns-spanned="2" table:number-rows-spanned="1">
            <text:p>Achievement-Striving</text:p>
          </table:table-cell>
          <table:covered-table-cell table:style-name="ce67"/>
          <table:table-cell table:style-name="ce5" table:formula="of:=SUM([.AP17]+[.AP46]+[.AP75]+[.AP93]+[.AP134]+[.AP175]+[.AP241]+[.AP257]+[.AP279]+[.AP299])" office:value-type="float" office:value="36" calcext:value-type="float">
            <text:p>36</text:p>
          </table:table-cell>
          <table:table-cell table:style-name="ce5" table:formula="of:=QUOTIENT(PRODUCT(5;ORG.LIBREOFFICE.RAWSUBTRACT( [.D435];10));2)" office:value-type="float" office:value="65" calcext:value-type="float">
            <text:p>65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6" office:value-type="string" calcext:value-type="string" table:number-columns-spanned="2" table:number-rows-spanned="1">
            <text:p>Cautiousness</text:p>
          </table:table-cell>
          <table:covered-table-cell table:style-name="ce67"/>
          <table:table-cell table:style-name="ce5" table:formula="of:=SUM([.AP21]+[.AP36]+[.AP70]+[.AP109]+[.AP138]+[.AP155]+[.AP189]+[.AP207]+[.AP235]+[.AP277])" office:value-type="float" office:value="24" calcext:value-type="float">
            <text:p>24</text:p>
          </table:table-cell>
          <table:table-cell table:style-name="ce5" table:formula="of:=QUOTIENT(PRODUCT(5;ORG.LIBREOFFICE.RAWSUBTRACT( [.D436];10));2)" office:value-type="float" office:value="35" calcext:value-type="float">
            <text:p>35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6" office:value-type="string" calcext:value-type="string" table:number-columns-spanned="2" table:number-rows-spanned="1">
            <text:p>Dutifulness</text:p>
          </table:table-cell>
          <table:covered-table-cell table:style-name="ce67"/>
          <table:table-cell table:style-name="ce5" table:formula="of:=SUM([.AP31]+[.AP82]+[.AP100]+[.AP119]+[.AP139]+[.AP162]+[.AP191]+[.AP247]+[.AP278]+[.AP304])" office:value-type="float" office:value="30" calcext:value-type="float">
            <text:p>30</text:p>
          </table:table-cell>
          <table:table-cell table:style-name="ce5" table:formula="of:=QUOTIENT(PRODUCT(5;ORG.LIBREOFFICE.RAWSUBTRACT( [.D437];10));2)" office:value-type="float" office:value="50" calcext:value-type="float">
            <text:p>50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6" office:value-type="string" calcext:value-type="string" table:number-columns-spanned="2" table:number-rows-spanned="1">
            <text:p>Orderliness</text:p>
          </table:table-cell>
          <table:covered-table-cell table:style-name="ce67"/>
          <table:table-cell table:style-name="ce5" table:formula="of:=SUM([.AP9]+[.AP35]+[.AP63]+[.AP92]+[.AP118]+[.AP169]+[.AP197]+[.AP237]+[.AP253]+[.AP298])" office:value-type="float" office:value="28" calcext:value-type="float">
            <text:p>28</text:p>
          </table:table-cell>
          <table:table-cell table:style-name="ce5" table:formula="of:=QUOTIENT(PRODUCT(5;ORG.LIBREOFFICE.RAWSUBTRACT( [.D438];10));2)" office:value-type="float" office:value="45" calcext:value-type="float">
            <text:p>45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6" office:value-type="string" calcext:value-type="string" table:number-columns-spanned="2" table:number-rows-spanned="1">
            <text:p>Self-Discipline</text:p>
          </table:table-cell>
          <table:covered-table-cell table:style-name="ce67"/>
          <table:table-cell table:style-name="ce5" table:formula="of:=SUM([.AP23]+[.AP81]+[.AP108]+[.AP154]+[.AP174]+[.AP194]+[.AP217]+[.AP242]+[.AP273]+[.AP295])" office:value-type="float" office:value="40" calcext:value-type="float">
            <text:p>40</text:p>
          </table:table-cell>
          <table:table-cell table:style-name="ce5" table:formula="of:=QUOTIENT(PRODUCT(5;ORG.LIBREOFFICE.RAWSUBTRACT( [.D439];10));2)" office:value-type="float" office:value="75" calcext:value-type="float">
            <text:p>75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6" office:value-type="string" calcext:value-type="string" table:number-columns-spanned="2" table:number-rows-spanned="1">
            <text:p>Self-Efficacy</text:p>
          </table:table-cell>
          <table:covered-table-cell table:style-name="ce67"/>
          <table:table-cell table:style-name="ce5" table:formula="of:=SUM([.AP20]+[.AP43]+[.AP79]+[.AP107]+[.AP117]+[.AP157]+[.AP185]+[.AP222]+[.AP238]+[.AP259])" office:value-type="float" office:value="30" calcext:value-type="float">
            <text:p>30</text:p>
          </table:table-cell>
          <table:table-cell table:style-name="ce5" table:formula="of:=QUOTIENT(PRODUCT(5;ORG.LIBREOFFICE.RAWSUBTRACT( [.D440];10));2)" office:value-type="float" office:value="50" calcext:value-type="float">
            <text:p>50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Han Sol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22:05:35.001228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09-30T23:21:04.911752625</dc:date>
    <meta:editing-duration>P2DT1H40M3S</meta:editing-duration>
    <meta:editing-cycles>245</meta:editing-cycles>
    <meta:document-statistic meta:table-count="2" meta:cell-count="3986" meta:object-count="0"/>
  </office:meta>
</office:document-meta>
</file>